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55C45593.png" manifest:media-type="image/png"/>
  <manifest:file-entry manifest:full-path="Pictures/100021B200009698000054AB05C55A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title">
      <style:graphic-properties draw:auto-grow-height="true" fo:min-height="2.667cm"/>
    </style:style>
    <style:style style:name="pr2" style:family="presentation" style:parent-style-name="Metropolis-subtitle">
      <style:graphic-properties draw:fill-color="#ffffff" fo:min-height="12.179cm"/>
    </style:style>
    <style:style style:name="pr3" style:family="presentation" style:parent-style-name="Metropolis-notes">
      <style:graphic-properties draw:fill-color="#ffffff" draw:auto-grow-height="true" fo:min-height="1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draw:frame presentation:style-name="pr1" draw:layer="layout" svg:width="14.8cm" svg:height="2.667cm" svg:x="6.6cm" svg:y="0.8cm" presentation:class="title">
          <draw:text-box>
            <text:p>History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Types of Version Control Systems :</text:p>
            <text:p>1. Single File</text:p>
            <text:p>2. Multi File -</text:p>
            <text:p><text:tab/>a. Centralised</text:p>
            <text:p><text:tab/>b. Distributed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21B200009698000054AB05C55AC6.svg" xlink:type="simple" xlink:show="embed" xlink:actuate="onLoad">
          <text:p/>
        </draw:image>
        <draw:image xlink:href="Pictures/10000201000003AF0000021255C45593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3T18:04:23.344515896</meta:creation-date>
    <meta:generator>LibreOffice/4.2.8.2$Linux_X86_64 LibreOffice_project/420m0$Build-2</meta:generator>
    <dc:date>2015-12-23T18:25:41.981217780</dc:date>
    <meta:editing-duration>P0D</meta:editing-duration>
    <meta:editing-cycles>1</meta:editing-cycles>
    <meta:document-statistic meta:object-count="37"/>
  </office:meta>
</office:document-meta>
</file>